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Body_20_Text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hapter_20_Heading">jquery and CoffeeScript Deep Dive</text:p>
      <text:p text:style-name="P1"><text:span text:style-name="Strong_20_Emphasis"/></text:p>
      <text:p text:style-name="Body_20_Text"><text:span text:style-name="Strong_20_Emphasis"><text:span text:style-name="T1">Files are stored in C:\Users\JMS2\Rails\CoffeeScript\coffeescript-intro-master</text:span></text:span></text:p>
      <text:p text:style-name="P1"><text:span text:style-name="Strong_20_Emphasis"/></text:p>
      <text:p text:style-name="P1"><text:span text:style-name="Strong_20_Emphasis">CoffeeScript is a little language that compiles into JavaScript.</text:span> Underneath that awkward Java-esque patina, JavaScript has always had a gorgeous heart. CoffeeScript is an attempt to expose the good parts of JavaScript in a simple way. </text:p>
      <text:p text:style-name="P1">CoffeeScript compiles into javascript.</text:p>
      <text:p text:style-name="P1"/>
      <text:p text:style-name="SubTitles">Initiate commands <text:s/>- $ →</text:p>
      <text:p text:style-name="P1"><text:s/>To select an area of a webpage and add a click action</text:p>
      <text:p text:style-name="P1"><text:s/>${'#class to select').click → </text:p>
      <text:p text:style-name="P1"><text:s/>&lt;command to execute&gt;</text:p>
      <text:p text:style-name="Code">$('#myButton').click -&gt;</text:p>
      <text:p text:style-name="Code"><text:s text:c="4"/>console.log("Hello, boy!")</text:p>
      <text:p text:style-name="Body_20_Text"/>
      <text:p text:style-name="SubTitles">creating functions</text:p>
      <text:p text:style-name="Body_20_Text">some_function = →</text:p>
      <text:p text:style-name="Body_20_Text"><text:tab/>console.log(“I'm in another function”)</text:p>
      <text:p text:style-name="Body_20_Text"/>
      <text:p text:style-name="SubTitles">calling a function</text:p>
      <text:p text:style-name="Code">$ -&gt;</text:p>
      <text:p text:style-name="Code"><text:s text:c="2"/>$('#myButton').click -&gt;</text:p>
      <text:p text:style-name="Code"><text:s text:c="4"/>console.log("Hello, boy!")</text:p>
      <text:p text:style-name="Code"><text:s text:c="4"/>some_function()</text:p>
      <text:p text:style-name="Body_20_Text"/>
      <text:p text:style-name="Body_20_Text">Creating a record using Ajax</text:p>
      <text:p text:style-name="Code">$('#myButton').click -&gt;</text:p>
      <text:p text:style-name="Code"><text:s text:c="4"/>$.ajax</text:p>
      <text:p text:style-name="Code"><text:s text:c="6"/>type: 'POST'</text:p>
      <text:p text:style-name="Code"><text:s text:c="6"/>url: '/guides'</text:p>
      <text:p text:style-name="Code"><text:s text:c="6"/>data: 'guide[title]=Hello from CoffeeScript'</text:p>
      <text:p text:style-name="Body_20_Text">Because we create a scaffold when we ran <text:a xlink:type="simple" xlink:href="db:create" text:style-name="Internet_20_link" text:visited-style-name="Visited_20_Internet_20_Link">db:create</text:a> <text:a xlink:type="simple" xlink:href="db:migrate" text:style-name="Internet_20_link" text:visited-style-name="Visited_20_Internet_20_Link">db:migrate</text:a>, the table and controller action for guides exist</text:p>
      <text:p text:style-name="Body_20_Text"/>
      <text:p text:style-name="Body_20_Text">This will write a record to the guides table and bring up the guides.html.erb show page (guides/1)</text:p>
      <text:p text:style-name="Body_20_Text"/>
      <text:p text:style-name="Body_20_Text">If you have a page that reloads and, upon reload a coffee script does not work porpterly, this may be due to turbolinks caching the page and not refreshing it upon the reload request. To fix this, add <text:s/><text:span text:style-name="T4">'data-turbolinks': 'false'</text:span> to any link that call the page</text:p>
      <text:p text:style-name="Code">&lt;%= link_to 'Home', root_path, 'data-turbolinks': 'false' %&gt;</text:p>
      <text:p text:style-name="Body_20_Text"/>
      <text:p text:style-name="Body_20_Text"/>
      <text:p text:style-name="Body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2" draw:display-name="Arrowheads 2" svg:viewBox="0 0 1131 902" svg:d="M564 0l-564 902h1131z"/>
    <draw:marker draw:name="Arrowheads_20_3" draw:display-name="Arrowheads 3" svg:viewBox="0 0 20 30" svg:d="M10 0l-10 30h20z"/>
    <draw:marker draw:name="Arrowheads_20_4" draw:display-name="Arrowheads 4" svg:viewBox="0 0 1013 1130" svg:d="M1009 1050l-449-1008-22-30-29-12-34 12-21 26-449 1012-5 13v8l5 21 12 21 17 13 21 4h903l21-4 21-13 9-21 4-21v-8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ody_20_Text" style:display-name="Body Text" style:family="paragraph" style:parent-style-name="Text_20_body" style:list-style-name="" style:master-page-name="">
      <style:paragraph-properties fo:margin-left="-0.0098in" fo:margin-right="0in" fo:margin-top="0in" fo:margin-bottom="0in" fo:text-indent="0.0201in" style:auto-text-indent="false" style:page-number="auto" style:text-autospace="none">
        <style:tab-stops>
          <style:tab-stop style:position="0.2in"/>
          <style:tab-stop style:position="0.3in"/>
          <style:tab-stop style:position="0.4in"/>
          <style:tab-stop style:position="0.5in"/>
          <style:tab-stop style:position="0.6in"/>
          <style:tab-stop style:position="0.7in"/>
          <style:tab-stop style:position="0.8in"/>
        </style:tab-stops>
      </style:paragraph-properties>
      <style:text-properties fo:color="#000000" style:font-name="Arial" fo:font-size="10pt" fo:font-style="normal" fo:font-weight="normal" style:font-name-asian="Lucida Console" style:font-size-asian="10pt" style:font-style-asian="normal" style:font-weight-asian="normal" style:font-name-complex="Lucida Console" style:font-size-complex="10pt" style:font-style-complex="normal" style:font-weight-complex="normal"/>
    </style:style>
    <style:style style:name="Chapter_20_Heading" style:display-name="Chapter Heading" style:family="paragraph" style:parent-style-name="Text_20_body" style:list-style-name="" style:class="text" style:master-page-name="">
      <style:paragraph-properties fo:text-align="center" style:justify-single-word="false" style:page-number="auto" style:shadow="none" style:text-autospace="none">
        <style:tab-stops/>
      </style:paragraph-properties>
      <style:text-properties style:font-name="Arial" fo:font-size="18pt" style:text-underline-style="solid" style:text-underline-width="bold" style:text-underline-color="font-color" fo:font-weight="bold" style:font-name-asian="Lucida Console" style:font-size-asian="18pt" style:font-weight-asian="bold" style:font-name-complex="Lucida Console" style:font-size-complex="18pt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Command_20_Line" style:display-name="Command Line" style:family="paragraph" style:parent-style-name="Text_20_body" style:list-style-name="" style:class="text">
      <style:paragraph-properties fo:margin-top="0in" fo:margin-bottom="0in" style:text-autospace="none">
        <style:tab-stops>
          <style:tab-stop style:position="0.2in"/>
          <style:tab-stop style:position="0.3in"/>
          <style:tab-stop style:position="0.4in"/>
          <style:tab-stop style:position="0.5in"/>
          <style:tab-stop style:position="0.6in"/>
          <style:tab-stop style:position="0.7in"/>
        </style:tab-stops>
      </style:paragraph-properties>
      <style:text-properties fo:color="#000000" style:font-name="Arial" fo:font-size="10pt" fo:font-style="italic" fo:font-weight="bold" style:font-name-asian="Lucida Console" style:font-size-asian="12pt" style:font-style-asian="italic" style:font-weight-asian="bold" style:font-name-complex="Lucida Console" style:font-size-complex="12pt" style:font-style-complex="italic" style:font-weight-complex="bold"/>
    </style:style>
    <style:style style:name="Section_20_Heading" style:display-name="Section Heading" style:family="paragraph" style:parent-style-name="Text_20_body" style:list-style-name="" style:class="text">
      <style:paragraph-properties style:text-autospace="none">
        <style:tab-stops>
          <style:tab-stop style:position="0.2in"/>
          <style:tab-stop style:position="0.3in"/>
          <style:tab-stop style:position="0.4in"/>
          <style:tab-stop style:position="0.5in"/>
          <style:tab-stop style:position="0.6in"/>
        </style:tab-stops>
      </style:paragraph-properties>
      <style:text-properties fo:color="#000000" style:font-name="Arial" fo:font-size="16pt" fo:font-weight="bold" style:font-name-asian="Lucida Console" style:font-size-asian="16pt" style:font-weight-asian="bold" style:font-name-complex="Lucida Console" style:font-size-complex="16pt" style:font-weight-complex="bold"/>
    </style:style>
    <style:style style:name="Code" style:family="paragraph" style:parent-style-name="Body_20_Text">
      <style:paragraph-properties fo:margin-top="0in" fo:margin-bottom="0in"/>
      <style:text-properties style:font-name="Arial" fo:font-size="8pt" fo:font-style="italic" fo:font-weight="bold" style:font-size-asian="10pt" style:font-style-asian="italic" style:font-size-complex="10pt" style:font-style-complex="italic"/>
    </style:style>
    <style:style style:name="SubTitles" style:family="paragraph" style:parent-style-name="Standard">
      <style:text-properties style:font-name="Arial"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en Leaf Services</meta:initial-creator>
    <meta:creation-date>2017-04-24T13:50:21.01</meta:creation-date>
    <dc:date>2017-04-25T09:56:47.36</dc:date>
    <dc:creator>Green Leaf Services</dc:creator>
    <meta:editing-duration>PT20H6M2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28" meta:word-count="202" meta:character-count="1414"/>
  </office:meta>
</office:document-meta>
</file>